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06cm" style:rel-column-width="5419*"/>
    </style:style>
    <style:style style:name="Tabela1.B" style:family="table-column">
      <style:table-column-properties style:column-width="6.301cm" style:rel-column-width="24288*"/>
    </style:style>
    <style:style style:name="Tabela1.C" style:family="table-column">
      <style:table-column-properties style:column-width="5.59cm" style:rel-column-width="21548*"/>
    </style:style>
    <style:style style:name="Tabela1.D" style:family="table-column">
      <style:table-column-properties style:column-width="3.704cm" style:rel-column-width="14280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06cm" style:rel-column-width="5419*"/>
    </style:style>
    <style:style style:name="Tabela2.B" style:family="table-column">
      <style:table-column-properties style:column-width="6.301cm" style:rel-column-width="24288*"/>
    </style:style>
    <style:style style:name="Tabela2.C" style:family="table-column">
      <style:table-column-properties style:column-width="5.59cm" style:rel-column-width="21548*"/>
    </style:style>
    <style:style style:name="Tabela2.D" style:family="table-column">
      <style:table-column-properties style:column-width="3.704cm" style:rel-column-width="14280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D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06cm" style:rel-column-width="5419*"/>
    </style:style>
    <style:style style:name="Tabela3.B" style:family="table-column">
      <style:table-column-properties style:column-width="6.301cm" style:rel-column-width="24288*"/>
    </style:style>
    <style:style style:name="Tabela3.C" style:family="table-column">
      <style:table-column-properties style:column-width="5.59cm" style:rel-column-width="21548*"/>
    </style:style>
    <style:style style:name="Tabela3.D" style:family="table-column">
      <style:table-column-properties style:column-width="3.704cm" style:rel-column-width="14280*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D2" style:family="table-cell">
      <style:table-cell-properties fo:padding="0.097cm" fo:border-left="0.05pt solid #000000" fo:border-right="0.05pt solid #000000" fo:border-top="none" fo:border-bottom="none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06cm" style:rel-column-width="5419*"/>
    </style:style>
    <style:style style:name="Tabela4.B" style:family="table-column">
      <style:table-column-properties style:column-width="6.301cm" style:rel-column-width="24288*"/>
    </style:style>
    <style:style style:name="Tabela4.C" style:family="table-column">
      <style:table-column-properties style:column-width="5.59cm" style:rel-column-width="21548*"/>
    </style:style>
    <style:style style:name="Tabela4.D" style:family="table-column">
      <style:table-column-properties style:column-width="3.704cm" style:rel-column-width="14280*"/>
    </style:style>
    <style:style style:name="Tabela4.A1" style:family="table-cell">
      <style:table-cell-properties fo:padding="0.097cm" fo:border-left="0.05pt solid #000000" fo:border-right="none" fo:border-top="0.05pt solid #000000" fo:border-bottom="none"/>
    </style:style>
    <style:style style:name="Tabe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2" style:family="paragraph" style:parent-style-name="Title">
      <style:text-properties officeooo:rsid="0018498a" officeooo:paragraph-rsid="0018498a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2a9c92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4300af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538ef9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2a9c92" officeooo:paragraph-rsid="002a9c92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50153b" officeooo:paragraph-rsid="002bb2b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2a9c92" officeooo:paragraph-rsid="004300a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12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538ef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538ef9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3f9f91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4300a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538ef9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538ef9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538ef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rebuchet MS" fo:font-size="12pt" officeooo:rsid="00538ef9" officeooo:paragraph-rsid="00538ef9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2pt" officeooo:rsid="005cb1b4" officeooo:paragraph-rsid="005cb1b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3da090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4300af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538ef9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5e2fa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5e2fa9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5e2fa9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5e2fa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5e2fa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5e2fa9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rebuchet MS" fo:font-size="12pt" officeooo:rsid="005cb1b4" officeooo:paragraph-rsid="005e2fa9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rebuchet MS" fo:font-size="12pt" officeooo:rsid="00538ef9" officeooo:paragraph-rsid="005e2fa9" style:font-size-asian="12pt" style:font-size-complex="12pt"/>
    </style:style>
    <style:style style:name="P41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2bb2bb" style:font-size-asian="12pt" style:font-weight-asian="bold" style:font-size-complex="12pt" style:font-weight-complex="bold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4300af" style:font-size-asian="12pt" style:font-weight-asian="bold" style:font-size-complex="12pt" style:font-weight-complex="bold"/>
    </style:style>
    <style:style style:name="P4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538ef9" style:font-size-asian="12pt" style:font-weight-asian="bold" style:font-size-complex="12pt" style:font-weight-complex="bold"/>
    </style:style>
    <style:style style:name="P4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5e2fa9" style:font-size-asian="12pt" style:font-weight-asian="bold" style:font-size-complex="12pt" style:font-weight-complex="bold"/>
    </style:style>
    <style:style style:name="P46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344f1b" style:font-size-asian="12pt" style:font-weight-asian="bold" style:font-size-complex="12pt" style:font-weight-complex="bold"/>
    </style:style>
    <style:style style:name="P47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4300af" style:font-size-asian="12pt" style:font-weight-asian="bold" style:font-size-complex="12pt" style:font-weight-complex="bold"/>
    </style:style>
    <style:style style:name="P48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5a6a66" style:font-size-asian="12pt" style:font-weight-asian="bold" style:font-size-complex="12pt" style:font-weight-complex="bold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628985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5e2fa9" style:font-size-asian="12pt" style:font-weight-asian="bold" style:font-size-complex="12pt" style:font-weight-complex="bold"/>
    </style:style>
    <style:style style:name="P51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3444f6" style:font-size-asian="12pt" style:font-weight-asian="normal" style:font-size-complex="12pt" style:font-weight-complex="normal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4300af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538ef9" style:font-size-asian="12pt" style:font-weight-asian="normal" style:font-size-complex="12pt" style:font-weight-complex="normal"/>
    </style:style>
    <style:style style:name="P5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5e2fa9" style:font-size-asian="12pt" style:font-weight-asian="normal" style:font-size-complex="12pt" style:font-weight-complex="normal"/>
    </style:style>
    <style:style style:name="P5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3574b5" style:font-size-asian="12pt" style:font-weight-asian="normal" style:font-size-complex="12pt" style:font-weight-complex="normal"/>
    </style:style>
    <style:style style:name="P56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4300af" style:font-size-asian="12pt" style:font-weight-asian="normal" style:font-size-complex="12pt" style:font-weight-complex="normal"/>
    </style:style>
    <style:style style:name="P57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538ef9" style:font-size-asian="12pt" style:font-weight-asian="normal" style:font-size-complex="12pt" style:font-weight-complex="normal"/>
    </style:style>
    <style:style style:name="P58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5e2fa9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95a7f" officeooo:paragraph-rsid="00395a7f" style:font-size-asian="12pt" style:font-weight-asian="normal" style:font-size-complex="12pt" style:font-weight-complex="normal"/>
    </style:style>
    <style:style style:name="P60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d3938" officeooo:paragraph-rsid="003d3938" style:font-size-asian="12pt" style:font-weight-asian="normal" style:font-size-complex="12pt" style:font-weight-complex="normal"/>
    </style:style>
    <style:style style:name="P61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3d3938" officeooo:paragraph-rsid="004300a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justify" style:justify-single-word="false"/>
      <style:text-properties style:font-name="Trebuchet MS" fo:font-size="12pt" fo:font-weight="normal" officeooo:rsid="003d3938" officeooo:paragraph-rsid="00538ef9" style:font-size-asian="12pt" style:font-weight-asian="normal" style:font-size-complex="12pt" style:font-weight-complex="normal"/>
    </style:style>
    <style:style style:name="P63" style:family="paragraph" style:parent-style-name="Text_20_body" style:list-style-name="L6">
      <style:paragraph-properties fo:text-align="justify" style:justify-single-word="false"/>
      <style:text-properties style:font-name="Trebuchet MS" fo:font-size="12pt" fo:font-weight="normal" officeooo:rsid="003d3938" officeooo:paragraph-rsid="005e2fa9" style:font-size-asian="12pt" style:font-weight-asian="normal" style:font-size-complex="12pt" style:font-weight-complex="normal"/>
    </style:style>
    <style:style style:name="P6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4cf0c3" style:font-size-asian="12pt" style:font-weight-asian="normal" style:font-size-complex="12pt" style:font-weight-complex="normal"/>
    </style:style>
    <style:style style:name="P6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538ef9" style:font-size-asian="12pt" style:font-weight-asian="normal" style:font-size-complex="12pt" style:font-weight-complex="normal"/>
    </style:style>
    <style:style style:name="P66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5e2fa9" style:font-size-asian="12pt" style:font-weight-asian="normal" style:font-size-complex="12pt" style:font-weight-complex="normal"/>
    </style:style>
    <style:style style:name="P67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4dc6d4" officeooo:paragraph-rsid="004dc6d4" style:font-size-asian="12pt" style:font-weight-asian="normal" style:font-size-complex="12pt" style:font-weight-complex="normal"/>
    </style:style>
    <style:style style:name="P68" style:family="paragraph" style:parent-style-name="Text_20_body" style:list-style-name="L5">
      <style:paragraph-properties fo:text-align="justify" style:justify-single-word="false"/>
      <style:text-properties style:font-name="Trebuchet MS" fo:font-size="12pt" fo:font-weight="normal" officeooo:rsid="004dc6d4" officeooo:paragraph-rsid="00538ef9" style:font-size-asian="12pt" style:font-weight-asian="normal" style:font-size-complex="12pt" style:font-weight-complex="normal"/>
    </style:style>
    <style:style style:name="P69" style:family="paragraph" style:parent-style-name="Text_20_body" style:list-style-name="L6">
      <style:paragraph-properties fo:text-align="justify" style:justify-single-word="false"/>
      <style:text-properties style:font-name="Trebuchet MS" fo:font-size="12pt" fo:font-weight="normal" officeooo:rsid="004dc6d4" officeooo:paragraph-rsid="005e2fa9" style:font-size-asian="12pt" style:font-weight-asian="normal" style:font-size-complex="12pt" style:font-weight-complex="normal"/>
    </style:style>
    <style:style style:name="P70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538ef9" officeooo:paragraph-rsid="00538ef9" style:font-size-asian="12pt" style:font-weight-asian="normal" style:font-size-complex="12pt" style:font-weight-complex="normal"/>
    </style:style>
    <style:style style:name="P71" style:family="paragraph" style:parent-style-name="Text_20_body" style:list-style-name="L6">
      <style:paragraph-properties fo:text-align="justify" style:justify-single-word="false"/>
      <style:text-properties style:font-name="Trebuchet MS" fo:font-size="12pt" fo:font-weight="normal" officeooo:rsid="0062923c" officeooo:paragraph-rsid="0062923c" style:font-size-asian="12pt" style:font-weight-asian="normal" style:font-size-complex="12pt" style:font-weight-complex="normal"/>
    </style:style>
    <style:style style:name="P72" style:family="paragraph" style:parent-style-name="Text_20_body" style:list-style-name="L6">
      <style:paragraph-properties fo:text-align="justify" style:justify-single-word="false"/>
      <style:text-properties style:font-name="Trebuchet MS" fo:font-size="12pt" fo:font-weight="normal" officeooo:rsid="0063280c" officeooo:paragraph-rsid="0063280c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2a9c92" officeooo:paragraph-rsid="00538ef9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2a9c92" officeooo:paragraph-rsid="005e2fa9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2ee16d" style:font-weight-asian="bold" style:font-weight-complex="bold"/>
    </style:style>
    <style:style style:name="P76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4300af" style:font-weight-asian="bold" style:font-weight-complex="bold"/>
    </style:style>
    <style:style style:name="P77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538ef9" style:font-weight-asian="bold" style:font-weight-complex="bold"/>
    </style:style>
    <style:style style:name="P78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5e2fa9" style:font-weight-asian="bold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2793aa" style:font-size-asian="12pt" style:font-size-complex="12pt"/>
    </style:style>
    <style:style style:name="T5" style:family="text">
      <style:text-properties style:font-name="Trebuchet MS" fo:font-size="12pt" officeooo:rsid="002a9c92" style:font-size-asian="12pt" style:font-size-complex="12pt"/>
    </style:style>
    <style:style style:name="T6" style:family="text">
      <style:text-properties style:font-name="Trebuchet MS" fo:font-size="12pt" officeooo:rsid="002ee16d" style:font-size-asian="12pt" style:font-size-complex="12pt"/>
    </style:style>
    <style:style style:name="T7" style:family="text">
      <style:text-properties style:font-name="Trebuchet MS" fo:font-size="12pt" officeooo:rsid="003444f6" style:font-size-asian="12pt" style:font-size-complex="12pt"/>
    </style:style>
    <style:style style:name="T8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9" style:family="text">
      <style:text-properties style:font-name="Trebuchet MS" fo:font-size="12pt" fo:font-weight="normal" officeooo:rsid="003444f6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normal" officeooo:rsid="003994fe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3a6c0d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3ae3b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45c8a1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478de1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486190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57e8bc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normal" officeooo:rsid="00619630" style:font-size-asian="12pt" style:font-weight-asian="normal" style:font-size-complex="12pt" style:font-weight-complex="normal"/>
    </style:style>
    <style:style style:name="T18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Trebuchet MS" officeooo:rsid="0019c3dc"/>
    </style:style>
    <style:style style:name="T20" style:family="text">
      <style:text-properties style:font-name="Trebuchet MS" officeooo:rsid="00344f1b"/>
    </style:style>
    <style:style style:name="T21" style:family="text">
      <style:text-properties style:font-name="Trebuchet MS" officeooo:rsid="00395a7f"/>
    </style:style>
    <style:style style:name="T22" style:family="text">
      <style:text-properties officeooo:rsid="0028e3c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55854" style:font-weight-asian="normal" style:font-weight-complex="normal"/>
    </style:style>
    <style:style style:name="T25" style:family="text">
      <style:text-properties fo:font-weight="normal" officeooo:rsid="00395a7f" style:font-weight-asian="normal" style:font-weight-complex="normal"/>
    </style:style>
    <style:style style:name="T26" style:family="text">
      <style:text-properties fo:font-weight="normal" officeooo:rsid="004b6967" style:font-weight-asian="normal" style:font-weight-complex="normal"/>
    </style:style>
    <style:style style:name="T27" style:family="text">
      <style:text-properties fo:font-weight="normal" officeooo:rsid="005a6a66" style:font-weight-asian="normal" style:font-weight-complex="normal"/>
    </style:style>
    <style:style style:name="T28" style:family="text">
      <style:text-properties fo:font-weight="normal" officeooo:rsid="00628985" style:font-weight-asian="normal" style:font-weight-complex="normal"/>
    </style:style>
    <style:style style:name="T29" style:family="text">
      <style:text-properties officeooo:rsid="003994fe"/>
    </style:style>
    <style:style style:name="T30" style:family="text">
      <style:text-properties officeooo:rsid="0049b890"/>
    </style:style>
    <style:style style:name="T31" style:family="text">
      <style:text-properties officeooo:rsid="0051d1b1"/>
    </style:style>
    <style:style style:name="T32" style:family="text">
      <style:text-properties officeooo:rsid="0055432e"/>
    </style:style>
    <style:style style:name="T33" style:family="text">
      <style:text-properties officeooo:rsid="005687ac"/>
    </style:style>
    <style:style style:name="T34" style:family="text">
      <style:text-properties officeooo:rsid="005a6a66"/>
    </style:style>
    <style:style style:name="T35" style:family="text">
      <style:text-properties officeooo:rsid="005d100d"/>
    </style:style>
    <style:style style:name="T36" style:family="text">
      <style:text-properties officeooo:rsid="005e2fa9"/>
    </style:style>
    <style:style style:name="T37" style:family="text">
      <style:text-properties officeooo:rsid="006015b5"/>
    </style:style>
    <style:style style:name="T38" style:family="text">
      <style:text-properties officeooo:rsid="00619630"/>
    </style:style>
    <style:style style:name="T39" style:family="text">
      <style:text-properties officeooo:rsid="00630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de <text:span text:style-name="T22">Software</text:span></text:p>
      <text:p text:style-name="P1">Projeto Restaurantes UFG</text:p>
      <text:p text:style-name="P3">Autores:</text:p>
      <text:list xml:id="list2564490197331210339" text:style-name="L1">
        <text:list-item>
          <text:p text:style-name="P41">Samuel Junio de Almeida</text:p>
        </text:list-item>
        <text:list-item>
          <text:p text:style-name="P41">Thiago Durante Pires</text:p>
        </text:list-item>
        <text:list-item>
          <text:p text:style-name="P41">Gabriel Louzada Rascovit</text:p>
        </text:list-item>
      </text:list>
      <text:p text:style-name="P11"><text:span text:style-name="T18">Data:</text:span><text:span text:style-name="T2"> 2</text:span><text:span text:style-name="T4">1</text:span><text:span text:style-name="T2">/06/2015</text:span></text:p>
      <text:p text:style-name="P10"><text:span text:style-name="T2">Assunto: </text:span><text:span text:style-name="T8">Requisitos de sistema dos restaurantes: </text:span><text:span text:style-name="T3">Restaurantes UFG</text:span></text:p>
      <text:p text:style-name="P7">template da fábrica: https://docs.google.com/document/d/1calasHpXNbk0MKMlUYVOvTHBBxaTBfB4Jz61_Vc9u9M/edit#</text:p>
      <text:p text:style-name="P12"><text:span text:style-name="T19">P</text:span><text:span text:style-name="T1">ara o visitante </text:span><text:span text:style-name="T21">ou</text:span><text:span text:style-name="T20"> membro da UFG</text:span></text:p>
      <text:p text:style-name="P4">ResUFG-Uso-ObterListaRestaurantes – Obter lista de restaurantes disponíveis de um determinado campus da UFG.</text:p>
      <text:list xml:id="list8690624807981391937" text:style-name="L2">
        <text:list-item>
          <text:p text:style-name="P75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abre o aplicativo e </text:span><text:span text:style-name="T10">em sua tela inicial</text:span><text:span text:style-name="T9"> contém um campo que deverá ser preenchido com o nome do campus na qual o visitante </text:span><text:span text:style-name="T10">se</text:span><text:span text:style-name="T9"> encontra, após isso é feita uma pesquisa cujo retorno é a lista de restaurantes disponíveis listados de forma crescente em relação a distância </text:span><text:span text:style-name="T11">do restaurante</text:span><text:span text:style-name="T9"> para com o visitante.</text:span></text:p>
        </text:list-item>
        <text:list-item>
          <text:p text:style-name="P42">Fontes de Requisitos</text:p>
          <text:list>
            <text:list-item>
              <text:p text:style-name="P51">Ricardo Marcelo Quinta, Professor de Instituto de Informática da UFG;</text:p>
            </text:list-item>
            <text:list-item>
              <text:p text:style-name="P51">ReqSis1.</text:p>
            </text:list-item>
          </text:list>
        </text:list-item>
        <text:list-item>
          <text:p text:style-name="P42">Atores, interesses e Frequência de uso</text:p>
          <text:list>
            <text:list-item>
              <text:p text:style-name="P46"><text:span text:style-name="T23">Visitante </text:span><text:span text:style-name="T25">ou Membro da UFG</text:span>: <text:span text:style-name="T23">Tem interesse em buscar uma lista de restaurantes próximo ao campus onde está para que possa realizar suas refeições. Frequência de uso: </text:span><text:span text:style-name="T24">de duas a três vezes ao dia.</text:span><text:span text:style-name="T25"> </text:span></text:p>
            </text:list-item>
          </text:list>
        </text:list-item>
        <text:list-item>
          <text:p text:style-name="P42">Pré condições</text:p>
          <text:list>
            <text:list-item>
              <text:p text:style-name="P55">Conexão estável com a internet</text:p>
            </text:list-item>
          </text:list>
        </text:list-item>
        <text:list-item>
          <text:p text:style-name="P42">Sequência típica</text:p>
        </text:list-item>
      </text:list>
      <text:list xml:id="list9091877045412559711" text:style-name="L3">
        <text:list-item>
          <text:list>
            <text:list-item>
              <text:p text:style-name="P59">O visitante <text:span text:style-name="T29">ou membro da UFG insere o nome do campus no campo destinado e </text:span><text:soft-page-break/><text:span text:style-name="T29">toca no botão de procurar.</text:span></text:p>
            </text:list-item>
            <text:list-item>
              <text:p text:style-name="P60">O aplicativo retorna uma lista de restaurantes disponíveis listado de forma crescente em relação a distância para com o visitante ou membro da UFG, bem como, dados relevantes tais como valor mais baixa de uma refeição no restaurante, logomarca do restaurante e distância.</text:p>
            </text:list-item>
          </text:list>
        </text:list-item>
      </text:list>
      <text:list xml:id="list211829791127225" text:continue-list="list8690624807981391937" text:style-name="L2">
        <text:list-item>
          <text:p text:style-name="P42">Exceções<text:line-break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0">Passo</text:p>
          </table:table-cell>
          <table:table-cell table:style-name="Tabela1.A1" office:value-type="string">
            <text:p text:style-name="P30">Condição da exceção</text:p>
          </table:table-cell>
          <table:table-cell table:style-name="Tabela1.A1" office:value-type="string">
            <text:p text:style-name="P30">Tratamento</text:p>
          </table:table-cell>
          <table:table-cell table:style-name="Tabela1.D1" office:value-type="string">
            <text:p text:style-name="P30">Retorno ao passo</text:p>
          </table:table-cell>
        </table:table-row>
        <table:table-row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3">Visitante ou membro da UFG não tem uma conexão com a internet.</text:p>
          </table:table-cell>
          <table:table-cell table:style-name="Tabela1.A2" office:value-type="string">
            <text:p text:style-name="P25">Aplicativo responde uma mensagem que não há conexão com a internet.</text:p>
          </table:table-cell>
          <table:table-cell table:style-name="Tabela1.D2" office:value-type="string">
            <text:p text:style-name="P19">1</text:p>
          </table:table-cell>
        </table:table-row>
        <table:table-row>
          <table:table-cell table:style-name="Tabela1.A3" office:value-type="string">
            <text:p text:style-name="P22">2</text:p>
          </table:table-cell>
          <table:table-cell table:style-name="Tabela1.A3" office:value-type="string">
            <text:p text:style-name="P22">Não é encontrada uma lista de restaurantes para o campus inserido</text:p>
          </table:table-cell>
          <table:table-cell table:style-name="Tabela1.A3" office:value-type="string">
            <text:p text:style-name="P22">Aplicativo responde uma mensagem que não foi possível encontrar uma lista de restaurantes.</text:p>
          </table:table-cell>
          <table:table-cell table:style-name="Tabela1.D3" office:value-type="string">
            <text:p text:style-name="P22">1</text:p>
          </table:table-cell>
        </table:table-row>
      </table:table>
      <text:p text:style-name="P8"/>
      <text:p text:style-name="P5">ResUFG-Uso-ObterLocalizacao – Obter a localização de um restaurante contido na lista.</text:p>
      <text:list xml:id="list211829546695685" text:continue-numbering="true" text:style-name="L2">
        <text:list-item>
          <text:p text:style-name="P76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precisa ter acesso a </text:span><text:span text:style-name="T15">informações sobre a</text:span><text:span text:style-name="T13"> localização d</text:span><text:span text:style-name="T14">e um dado</text:span><text:span text:style-name="T13"> restaurante para que possa ir até o mesmo.</text:span></text:p>
        </text:list-item>
        <text:list-item>
          <text:p text:style-name="P43">Fontes de Requisitos</text:p>
          <text:list>
            <text:list-item>
              <text:p text:style-name="P52">Ricardo Marcelo Quinta, Professor de Instituto de Informática da UFG;</text:p>
            </text:list-item>
            <text:list-item>
              <text:p text:style-name="P52">ReqSis<text:span text:style-name="T30">2</text:span>.</text:p>
            </text:list-item>
          </text:list>
        </text:list-item>
        <text:list-item>
          <text:p text:style-name="P43">Atores, interesses e Frequência de uso</text:p>
          <text:list>
            <text:list-item>
              <text:p text:style-name="P47"><text:span text:style-name="T23">Visitante </text:span><text:span text:style-name="T25">ou Membro da UFG</text:span>: <text:span text:style-name="T23">Tem interesse </text:span><text:span text:style-name="T26">em obter a localização do restaurante</text:span><text:span text:style-name="T23">. Frequência de uso: </text:span><text:span text:style-name="T24">de duas a três vezes ao dia.</text:span><text:span text:style-name="T25"> </text:span></text:p>
            </text:list-item>
          </text:list>
        </text:list-item>
        <text:list-item>
          <text:p text:style-name="P43">Pré condições</text:p>
          <text:list>
            <text:list-item>
              <text:p text:style-name="P56">Conexão estável com a internet;</text:p>
            </text:list-item>
            <text:list-item>
              <text:p text:style-name="P64">Lista de restaurantes previamente disponível.</text:p>
            </text:list-item>
          </text:list>
        </text:list-item>
        <text:list-item>
          <text:p text:style-name="P43">Sequência típica</text:p>
        </text:list-item>
      </text:list>
      <text:list xml:id="list7676773663175387694" text:style-name="L4">
        <text:list-item>
          <text:list>
            <text:list-item>
              <text:p text:style-name="P67">O visitante <text:span text:style-name="T29">ou membro da UFG </text:span>seleciona um dos restaurantes contidos na lista.</text:p>
            </text:list-item>
            <text:list-item>
              <text:p text:style-name="P61">O aplicativo <text:span text:style-name="T31">retorna uma tela que contém dados sobre o restaurante, e nestes dados estão contidos o endereço do restaurante bem como um ponto de referência e um botão para abrir o guia de deslocamento.</text:span></text:p>
            </text:list-item>
            <text:list-item>
              <text:p text:style-name="P70"><text:soft-page-break/>O visitante toca no botão para abrir a tela de guia.</text:p>
            </text:list-item>
            <text:list-item>
              <text:p text:style-name="P70">O aplicativo abre a tela de guia com a posição atual do visitante ou membro da UFG juntamente com uma rota para o restaurante escolhido.</text:p>
            </text:list-item>
          </text:list>
        </text:list-item>
      </text:list>
      <text:list xml:id="list211829741083006" text:continue-list="list211829546695685" text:style-name="L2">
        <text:list-item>
          <text:p text:style-name="P43">Exceções<text:line-break/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1">Passo</text:p>
          </table:table-cell>
          <table:table-cell table:style-name="Tabela2.A1" office:value-type="string">
            <text:p text:style-name="P31">Condição da exceção</text:p>
          </table:table-cell>
          <table:table-cell table:style-name="Tabela2.A1" office:value-type="string">
            <text:p text:style-name="P31">Tratamento</text:p>
          </table:table-cell>
          <table:table-cell table:style-name="Tabela2.D1" office:value-type="string">
            <text:p text:style-name="P31">Retorno ao passo</text:p>
          </table:table-cell>
        </table:table-row>
        <table:table-row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4">Visitante ou membro da UFG não tem uma conexão com a internet.</text:p>
          </table:table-cell>
          <table:table-cell table:style-name="Tabela2.A2" office:value-type="string">
            <text:p text:style-name="P26">Aplicativo responde uma mensagem que não há conexão com a internet.</text:p>
          </table:table-cell>
          <table:table-cell table:style-name="Tabela2.D2" office:value-type="string">
            <text:p text:style-name="P20">1</text:p>
          </table:table-cell>
        </table:table-row>
        <table:table-row>
          <table:table-cell table:style-name="Tabela2.A3" office:value-type="string">
            <text:p text:style-name="P23">2</text:p>
          </table:table-cell>
          <table:table-cell table:style-name="Tabela2.A3" office:value-type="string">
            <text:p text:style-name="P28">Não é encontrado uma localização para o restaurante.</text:p>
          </table:table-cell>
          <table:table-cell table:style-name="Tabela2.A3" office:value-type="string">
            <text:p text:style-name="P28">Aplicativo responde com uma mensagem ao usuário que não foi possível estabelecer uma rota até o restaurante.</text:p>
          </table:table-cell>
          <table:table-cell table:style-name="Tabela2.D3" office:value-type="string">
            <text:p text:style-name="P28">2</text:p>
          </table:table-cell>
        </table:table-row>
      </table:table>
      <text:p text:style-name="P9"/>
      <text:p text:style-name="P6">ResUFG-Uso-<text:span text:style-name="T32">ObterCardapio</text:span> – <text:span text:style-name="T33">Obter as informações sobre o cardápio oferecido pelo restaurante.</text:span></text:p>
      <text:list xml:id="list211829156893776" text:continue-numbering="true" text:style-name="L2">
        <text:list-item>
          <text:p text:style-name="P77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precisa ter acesso a </text:span><text:span text:style-name="T15">informações </text:span><text:span text:style-name="T16">sobre o cardápio oferece pelo restaurante de um dado restaurante.</text:span></text:p>
        </text:list-item>
        <text:list-item>
          <text:p text:style-name="P44">Fontes de Requisitos</text:p>
          <text:list>
            <text:list-item>
              <text:p text:style-name="P53">Ricardo Marcelo Quinta, Professor de Instituto de Informática da UFG;</text:p>
            </text:list-item>
            <text:list-item>
              <text:p text:style-name="P53">ReqSis<text:span text:style-name="T34">3</text:span>.</text:p>
            </text:list-item>
          </text:list>
        </text:list-item>
        <text:list-item>
          <text:p text:style-name="P44">Atores, interesses e Frequência de uso</text:p>
          <text:list>
            <text:list-item>
              <text:p text:style-name="P48"><text:span text:style-name="T23">Visitante </text:span><text:span text:style-name="T25">ou Membro da UFG</text:span>: <text:span text:style-name="T27">Tem interesse em obter o cardápio do restaurante. </text:span><text:span text:style-name="T23">Frequência de uso: </text:span><text:span text:style-name="T24">de duas a três vezes ao dia.</text:span><text:span text:style-name="T25"> </text:span></text:p>
            </text:list-item>
          </text:list>
        </text:list-item>
        <text:list-item>
          <text:p text:style-name="P44">Pré condições</text:p>
          <text:list>
            <text:list-item>
              <text:p text:style-name="P57">Conexão estável com a internet;</text:p>
            </text:list-item>
            <text:list-item>
              <text:p text:style-name="P65">Lista de restaurantes previamente disponível.</text:p>
            </text:list-item>
          </text:list>
        </text:list-item>
        <text:list-item>
          <text:p text:style-name="P44">Sequência típica</text:p>
        </text:list-item>
      </text:list>
      <text:list xml:id="list4951698829355546197" text:style-name="L5">
        <text:list-item>
          <text:list>
            <text:list-item>
              <text:p text:style-name="P68">O visitante <text:span text:style-name="T29">ou membro da UFG </text:span>seleciona um dos restaurantes contidos na lista.</text:p>
            </text:list-item>
            <text:list-item>
              <text:p text:style-name="P62">O aplicativo <text:span text:style-name="T31">retorna uma tela que contém dados sobre o restaurante, e nestes dados estão contidos o endereço do restaurante bem como um ponto de referência e um botão para abrir o guia de deslocamento. Na parte inferior desta tela será oferecido uma lista contendo os pratos oferecidos pelo </text:span><text:soft-page-break/><text:span text:style-name="T31">restaurante naquele dia e também oferece o cardápio para os dias seguintes, contendo a descrição do prato, seu respectivo valor e se o mesmo é vegetariano ou não.</text:span></text:p>
            </text:list-item>
          </text:list>
        </text:list-item>
      </text:list>
      <text:list xml:id="list211829744582122" text:continue-list="list211829156893776" text:style-name="L2">
        <text:list-item>
          <text:p text:style-name="P44">Exceções<text:line-break/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2">Passo</text:p>
          </table:table-cell>
          <table:table-cell table:style-name="Tabela3.A1" office:value-type="string">
            <text:p text:style-name="P32">Condição da exceção</text:p>
          </table:table-cell>
          <table:table-cell table:style-name="Tabela3.A1" office:value-type="string">
            <text:p text:style-name="P32">Tratamento</text:p>
          </table:table-cell>
          <table:table-cell table:style-name="Tabela3.D1" office:value-type="string">
            <text:p text:style-name="P32">Retorno ao passo</text:p>
          </table:table-cell>
        </table:table-row>
        <table:table-row>
          <table:table-cell table:style-name="Tabela3.A2" office:value-type="string">
            <text:p text:style-name="P18">1</text:p>
          </table:table-cell>
          <table:table-cell table:style-name="Tabela3.A2" office:value-type="string">
            <text:p text:style-name="P15">Visitante ou membro da UFG não tem uma conexão com a internet.</text:p>
          </table:table-cell>
          <table:table-cell table:style-name="Tabela3.A2" office:value-type="string">
            <text:p text:style-name="P27">Aplicativo responde uma mensagem que não há conexão com a internet.</text:p>
          </table:table-cell>
          <table:table-cell table:style-name="Tabela3.D2" office:value-type="string">
            <text:p text:style-name="P21">1</text:p>
          </table:table-cell>
        </table:table-row>
        <table:table-row>
          <table:table-cell table:style-name="Tabela3.A3" office:value-type="string">
            <text:p text:style-name="P24">2</text:p>
          </table:table-cell>
          <table:table-cell table:style-name="Tabela3.A3" office:value-type="string">
            <text:p text:style-name="P29">Não foi possível recuperar um cardápio para restaurante.</text:p>
          </table:table-cell>
          <table:table-cell table:style-name="Tabela3.A3" office:value-type="string">
            <text:p text:style-name="P28">Aplicativo responde com uma mensagem ao usuário <text:span text:style-name="T35">que não foi possível recuperar o cardápio para aquele restaurante.</text:span></text:p>
          </table:table-cell>
          <table:table-cell table:style-name="Tabela3.D3" office:value-type="string">
            <text:p text:style-name="P28">2</text:p>
          </table:table-cell>
        </table:table-row>
      </table:table>
      <text:p text:style-name="P73"/>
      <text:p text:style-name="P50">ResUFG-Uso-<text:span text:style-name="T36">FavoritarRestaurante</text:span> – <text:span text:style-name="T37">Favoritar uma restaurante para que possa receber atualizações de cardápio.</text:span></text:p>
      <text:list xml:id="list211829372778113" text:continue-numbering="true" text:style-name="L2">
        <text:list-item>
          <text:p text:style-name="P78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</text:span><text:span text:style-name="T17">favoritar um restaurante para que possa receber atualizações sobre o cardápio do restaurante.</text:span></text:p>
        </text:list-item>
        <text:list-item>
          <text:p text:style-name="P45">Fontes de Requisitos</text:p>
          <text:list>
            <text:list-item>
              <text:p text:style-name="P54">Ricardo Marcelo Quinta, Professor de Instituto de Informática da UFG;</text:p>
            </text:list-item>
            <text:list-item>
              <text:p text:style-name="P54">ReqSis<text:span text:style-name="T38">4</text:span>.</text:p>
            </text:list-item>
          </text:list>
        </text:list-item>
        <text:list-item>
          <text:p text:style-name="P45">Atores, interesses e Frequência de uso</text:p>
          <text:list>
            <text:list-item>
              <text:p text:style-name="P49"><text:span text:style-name="T23">Visitante </text:span><text:span text:style-name="T25">ou Membro da UFG</text:span>: <text:span text:style-name="T27">Tem interesse e</text:span><text:span text:style-name="T28">m favoritar um determinado restaurante. </text:span><text:span text:style-name="T23">Frequência de uso: </text:span><text:span text:style-name="T28">indefinida.</text:span></text:p>
            </text:list-item>
          </text:list>
        </text:list-item>
        <text:list-item>
          <text:p text:style-name="P45">Pré condições</text:p>
          <text:list>
            <text:list-item>
              <text:p text:style-name="P58">Conexão estável com a internet;</text:p>
            </text:list-item>
            <text:list-item>
              <text:p text:style-name="P66">Lista de restaurantes previamente disponível.</text:p>
            </text:list-item>
          </text:list>
        </text:list-item>
        <text:list-item>
          <text:p text:style-name="P45">Sequência típica</text:p>
        </text:list-item>
      </text:list>
      <text:list xml:id="list4027499361870087089" text:style-name="L6">
        <text:list-item>
          <text:list>
            <text:list-item>
              <text:p text:style-name="P69">O visitante <text:span text:style-name="T29">ou membro da UFG </text:span>seleciona um dos restaurantes contidos na lista.</text:p>
            </text:list-item>
            <text:list-item>
              <text:p text:style-name="P63">O aplicativo <text:span text:style-name="T31">retorna uma tela que contém dados sobre o restaurante.</text:span></text:p>
            </text:list-item>
            <text:list-item>
              <text:p text:style-name="P71">O <text:span text:style-name="T39">visitante ou membro da UFG toca no de favoritar o restaurante.</text:span></text:p>
            </text:list-item>
            <text:list-item>
              <text:p text:style-name="P72">O aplicativo informa ao usuário que o restaurante foi favoritado com sucesso.</text:p>
            </text:list-item>
          </text:list>
        </text:list-item>
      </text:list>
      <text:list xml:id="list211829342701088" text:continue-list="list211829372778113" text:style-name="L2">
        <text:list-item>
          <text:p text:style-name="P45"><text:soft-page-break/>Exceções<text:line-break/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3">Passo</text:p>
          </table:table-cell>
          <table:table-cell table:style-name="Tabela4.A1" office:value-type="string">
            <text:p text:style-name="P33">Condição da exceção</text:p>
          </table:table-cell>
          <table:table-cell table:style-name="Tabela4.A1" office:value-type="string">
            <text:p text:style-name="P33">Tratamento</text:p>
          </table:table-cell>
          <table:table-cell table:style-name="Tabela4.D1" office:value-type="string">
            <text:p text:style-name="P33">Retorno ao passo</text:p>
          </table:table-cell>
        </table:table-row>
        <table:table-row>
          <table:table-cell table:style-name="Tabela4.A2" office:value-type="string">
            <text:p text:style-name="P34">1</text:p>
          </table:table-cell>
          <table:table-cell table:style-name="Tabela4.A2" office:value-type="string">
            <text:p text:style-name="P35">Visitante ou membro da UFG não tem uma conexão com a internet.</text:p>
          </table:table-cell>
          <table:table-cell table:style-name="Tabela4.A2" office:value-type="string">
            <text:p text:style-name="P36">Aplicativo responde uma mensagem que não há conexão com a internet.</text:p>
          </table:table-cell>
          <table:table-cell table:style-name="Tabela4.D2" office:value-type="string">
            <text:p text:style-name="P38">1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5T21:18:27.907000000</dc:date>
    <meta:editing-duration>PT4H55M11S</meta:editing-duration>
    <meta:editing-cycles>71</meta:editing-cycles>
    <meta:document-statistic meta:table-count="4" meta:image-count="0" meta:object-count="0" meta:page-count="5" meta:paragraph-count="113" meta:word-count="1020" meta:character-count="6083" meta:non-whitespace-character-count="5219"/>
  </office:meta>
</office:document-meta>
</file>